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120000020044CB6197AEC898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1783in" svg:y="-0.1335in" svg:width="6.6929in" svg:height="4.3598in" draw:z-index="0"><draw:image xlink:href="Pictures/10000000000003120000020044CB6197AEC898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32:52.153632954</meta:creation-date>
    <meta:generator>LibreOffice/5.1.6.2$Linux_X86_64 LibreOffice_project/10m0$Build-2</meta:generator>
    <dc:date>2018-06-08T10:33:50.152653409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